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Smile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Smile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2SmileDecoderTests.writeObjec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Smile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SmileDecoderTests.Jackson2Smile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